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2.26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Partie du projet</text:p>
          </table:table-cell>
          <table:table-cell/>
        </table:table-row>
        <table:table-row table:style-name="ro3">
          <table:table-cell table:style-name="ce2" office:value-type="string">
            <text:p>Robots</text:p>
          </table:table-cell>
          <table:table-cell/>
        </table:table-row>
        <table:table-row table:style-name="ro4">
          <table:table-cell office:value-type="string">
            <text:p>Coder la class robot</text:p>
          </table:table-cell>
          <table:table-cell office:value-type="string">
            <text:p>Matthieu</text:p>
          </table:table-cell>
        </table:table-row>
        <table:table-row table:style-name="ro6">
          <table:table-cell office:value-type="string">
            <text:p>Attaques des robots</text:p>
          </table:table-cell>
          <table:table-cell office:value-type="string">
            <text:p>Matthieu</text:p>
          </table:table-cell>
        </table:table-row>
        <table:table-row table:style-name="ro6">
          <table:table-cell office:value-type="string">
            <text:p>Deplacement des robots</text:p>
          </table:table-cell>
          <table:table-cell office:value-type="string">
            <text:p>Matthieu</text:p>
          </table:table-cell>
        </table:table-row>
        <table:table-row table:style-name="ro6">
          <table:table-cell office:value-type="string">
            <text:p>Gestion de la mort des robots</text:p>
          </table:table-cell>
          <table:table-cell office:value-type="string">
            <text:p>Matthieu</text:p>
          </table:table-cell>
        </table:table-row>
        <table:table-row table:style-name="ro6">
          <table:table-cell office:value-type="string">
            <text:p>Gestion des mines (poses + dégats)</text:p>
          </table:table-cell>
          <table:table-cell office:value-type="string">
            <text:p>Matthieu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3">
          <table:table-cell table:style-name="ce2" office:value-type="string">
            <text:p>Carte</text:p>
          </table:table-cell>
          <table:table-cell/>
        </table:table-row>
        <table:table-row table:style-name="ro6">
          <table:table-cell office:value-type="string">
            <text:p>Création d'un chemin sans obstacles</text:p>
          </table:table-cell>
          <table:table-cell office:value-type="string">
            <text:p>Nicolas</text:p>
          </table:table-cell>
        </table:table-row>
        <table:table-row table:style-name="ro6">
          <table:table-cell office:value-type="string">
            <text:p>Codage des bases</text:p>
          </table:table-cell>
          <table:table-cell office:value-type="string">
            <text:p>Nicolas</text:p>
          </table:table-cell>
        </table:table-row>
        <table:table-row table:style-name="ro6">
          <table:table-cell office:value-type="string">
            <text:p>Codage des obstacles</text:p>
          </table:table-cell>
          <table:table-cell office:value-type="string">
            <text:p>Nicolas</text:p>
          </table:table-cell>
        </table:table-row>
        <table:table-row table:style-name="ro6">
          <table:table-cell office:value-type="string">
            <text:p>Codage des mines</text:p>
          </table:table-cell>
          <table:table-cell office:value-type="string">
            <text:p>Nicolas</text:p>
          </table:table-cell>
        </table:table-row>
        <table:table-row table:style-name="ro6">
          <table:table-cell office:value-type="string">
            <text:p>Gestion de la collision</text:p>
          </table:table-cell>
          <table:table-cell office:value-type="string">
            <text:p>Benjamin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3">
          <table:table-cell table:style-name="ce2" office:value-type="string">
            <text:p>Déroulement du jeu</text:p>
          </table:table-cell>
          <table:table-cell/>
        </table:table-row>
        <table:table-row table:style-name="ro6">
          <table:table-cell office:value-type="string">
            <text:p>Codage de historique des actions</text:p>
          </table:table-cell>
          <table:table-cell office:value-type="string">
            <text:p>Moi</text:p>
          </table:table-cell>
        </table:table-row>
        <table:table-row table:style-name="ro6">
          <table:table-cell office:value-type="string">
            <text:p>Sauvegarde</text:p>
          </table:table-cell>
          <table:table-cell office:value-type="string">
            <text:p>Moi</text:p>
          </table:table-cell>
        </table:table-row>
        <table:table-row table:style-name="ro6">
          <table:table-cell office:value-type="string">
            <text:p>Chargement</text:p>
          </table:table-cell>
          <table:table-cell office:value-type="string">
            <text:p>Moi</text:p>
          </table:table-cell>
        </table:table-row>
        <table:table-row table:style-name="ro6">
          <table:table-cell office:value-type="string">
            <text:p>Création du tutoriel du jeu</text:p>
          </table:table-cell>
          <table:table-cell office:value-type="string">
            <text:p>Benjamin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3">
          <table:table-cell table:style-name="ce2" office:value-type="string">
            <text:p>IA</text:p>
          </table:table-cell>
          <table:table-cell/>
        </table:table-row>
        <table:table-row table:style-name="ro4">
          <table:table-cell table:style-name="ce3" office:value-type="string">
            <text:p>Choix entre tir ou déplacement</text:p>
          </table:table-cell>
          <table:table-cell office:value-type="string">
            <text:p>Svevi</text:p>
          </table:table-cell>
        </table:table-row>
        <table:table-row table:style-name="ro4">
          <table:table-cell office:value-type="string">
            <text:p>Recherche de la meilleur cible pour les tirs</text:p>
          </table:table-cell>
          <table:table-cell office:value-type="string">
            <text:p>Svevi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/03/2015</text:date>, <text:time>08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SVEVI</meta:initial-creator>
    <meta:creation-date>2015-03-17T15:49:58</meta:creation-date>
    <dc:date>2015-03-20T08:28:08.27</dc:date>
    <meta:editing-duration>PT11M48S</meta:editing-duration>
    <meta:editing-cycles>4</meta:editing-cycles>
    <meta:generator>OpenOffice/4.1.1$Win32 OpenOffice.org_project/411m6$Build-9775</meta:generator>
    <meta:document-statistic meta:table-count="3" meta:cell-count="37" meta:object-count="0"/>
  </office:meta>
</office:document-meta>
</file>